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連江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連江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35" calcext:value-type="float">
            <text:p>135</text:p>
          </table:table-cell>
          <table:table-cell table:style-name="ce4" office:value-type="string" calcext:value-type="string">
            <text:p>37.7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竿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45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介壽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村、福沃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6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村、珠螺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村、津沙村、馬祖村、四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竿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3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塘岐村、后沃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23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仔村、芹壁村、坂里村、白沙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莒光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25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帆村、田沃村、西坵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正村、大坪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引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柳村、樂華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連江縣" style:display-name="PageStyle_連江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50</meta:creation-date>
    <meta:initial-creator>Apache POI</meta:initial-creator>
    <meta:generator>LibreOffice/6.0.7.3$Linux_X86_64 LibreOffice_project/00m0$Build-3</meta:generator>
    <meta:document-statistic meta:table-count="1" meta:cell-count="288" meta:object-count="0"/>
  </office:meta>
</office:document-meta>
</file>